
<file path=META-INF/manifest.xml><?xml version="1.0" encoding="utf-8"?>
<manifest:manifest xmlns:manifest="urn:oasis:names:tc:opendocument:xmlns:manifest:1.0" manifest:version="1.2">
  <manifest:file-entry manifest:full-path="/" manifest:media-type="application/vnd.oasis.opendocument.text" manifest:version="1.2"/>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ield="urn:openoffice:names:experimental:ooo-ms-interop:xmlns:field:1.0" xmlns:fo="urn:oasis:names:tc:opendocument:xmlns:xsl-fo-compatible:1.0" xmlns:form="urn:oasis:names:tc:opendocument:xmlns:form:1.0" xmlns:formx="urn:openoffice:names:experimental:ooxml-odf-interop: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xmlns:xsd="http://www.w3.org/2001/XMLSchema" xmlns:xsi="http://www.w3.org/2001/XMLSchema-instan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1" svg:font-family="'Times New Roman'"/>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automatic-styles>
    <style:style style:family="text" style:name="aabb387">
      <style:text-properties fo:font-weight="bold" style:font-weight-asian="bold" style:font-weight-complex="bold"/>
    </style:style>
    <style:style style:family="text" style:name="ad715c2">
      <style:text-properties fo:font-weight="normal" style:font-weight-asian="normal" style:font-weight-complex="normal"/>
    </style:style>
    <style:style style:family="paragraph" style:name="a8e6755" style:parent-style-name="Default_20_Text"/>
    <style:style style:family="text" style:name="a4df83e">
      <style:text-properties fo:font-weight="bold" style:font-weight-asian="bold" style:font-weight-complex="bold"/>
    </style:style>
    <style:style style:family="text" style:name="a1d3d53">
      <style:text-properties fo:font-weight="bold" style:font-weight-asian="bold" style:font-weight-complex="bold"/>
    </style:style>
    <style:style style:family="text" style:name="ac0979c">
      <style:text-properties fo:font-weight="bold" style:font-weight-asian="bold" style:font-weight-complex="bold"/>
    </style:style>
    <style:style style:family="text" style:name="a75812c">
      <style:text-properties fo:font-style="italic" fo:font-weight="bold" style:font-style-asian="italic" style:font-style-complex="italic" style:font-weight-asian="bold" style:font-weight-complex="bold"/>
    </style:style>
    <style:style style:family="text" style:name="afa54a4">
      <style:text-properties fo:font-style="italic" style:font-style-asian="italic" style:font-style-complex="italic"/>
    </style:style>
    <style:style style:family="text" style:name="a970c64">
      <style:text-properties fo:font-style="italic" fo:font-weight="bold" style:font-style-asian="italic" style:font-style-complex="italic" style:font-weight-asian="bold" style:font-weight-complex="bold"/>
    </style:style>
    <style:style style:family="text" style:name="ad93698">
      <style:text-properties fo:font-weight="bold" style:font-weight-asian="bold" style:font-weight-complex="bold"/>
    </style:style>
    <style:style style:family="text" style:name="afe4b12">
      <style:text-properties fo:font-style="italic" fo:font-weight="bold" style:font-style-asian="italic" style:font-style-complex="italic" style:font-weight-asian="bold" style:font-weight-complex="bold"/>
    </style:style>
    <style:style style:family="text" style:name="a0a47f3">
      <style:text-properties fo:font-size="15.0pt" fo:font-style="italic" fo:font-weight="normal" style:font-name="Bell MT" style:font-style-asian="italic" style:font-style-complex="italic"/>
    </style:style>
    <style:style style:family="text" style:name="a028cc6">
      <style:text-properties fo:font-size="15.0pt" fo:font-style="italic" fo:font-weight="normal" style:font-name="Bell MT"/>
    </style:style>
    <style:style style:family="text" style:name="a47154b">
      <style:text-properties fo:font-style="italic" fo:font-weight="normal" style:font-name="Bell MT"/>
    </style:style>
    <style:style style:family="text" style:name="af9fac1">
      <style:text-properties fo:font-weight="bold" style:font-weight-asian="bold" style:font-weight-complex="bold"/>
    </style:style>
    <style:style style:family="text" style:name="a4c3da6">
      <style:text-properties fo:font-style="italic" fo:font-weight="bold" style:font-style-asian="italic" style:font-style-complex="italic" style:font-weight-asian="bold" style:font-weight-complex="bold"/>
    </style:style>
    <style:style style:family="text" style:name="a17ad45">
      <style:text-properties fo:font-size="20.0pt" fo:font-style="italic" fo:font-weight="bold" style:font-style-asian="italic" style:font-style-complex="italic" style:font-weight-asian="bold" style:font-weight-complex="bold"/>
    </style:style>
    <style:style style:family="text" style:name="a86ef05">
      <style:text-properties fo:font-size="20.0pt" fo:font-weight="bold" style:font-weight-asian="bold" style:font-weight-complex="bold"/>
    </style:style>
    <style:style style:family="text" style:name="a48ef42">
      <style:text-properties fo:font-size="20.0pt"/>
    </style:style>
    <style:style style:family="text" style:name="a356615">
      <style:text-properties fo:background-color="transparent" style:text-underline-style="solid"/>
    </style:style>
    <style:style style:family="paragraph" style:name="ab67192" style:parent-style-name="Default_20_Text">
      <style:text-properties/>
    </style:style>
    <style:style style:family="text" style:name="a89a477">
      <style:text-properties fo:font-size="18.0pt" fo:font-style="normal" style:font-name="Calibri"/>
    </style:style>
    <style:style style:family="text" style:name="aa9a85c">
      <style:text-properties fo:font-weight="bold" style:font-weight-asian="bold" style:font-weight-complex="bold"/>
    </style:style>
    <style:style style:family="text" style:name="ac054f6">
      <style:text-properties fo:font-size="13.0pt" fo:font-style="normal" style:font-name="Times New Roman"/>
    </style:style>
    <style:style style:family="text" style:name="afc290e">
      <style:text-properties fo:background-color="transparent" fo:font-style="italic" style:font-name="Century"/>
    </style:style>
    <style:style style:family="paragraph" style:name="a6e76aa" style:parent-style-name="Default_20_Text">
      <style:text-properties/>
    </style:style>
    <style:style style:family="paragraph" style:name="a2c23d3" style:parent-style-name="Default_20_Text">
      <style:text-properties fo:background-color="transparent" fo:font-style="italic" style:font-name="Century"/>
    </style:style>
    <style:style style:family="text" style:name="a73405a">
      <style:text-properties fo:background-color="transparent" fo:font-weight="bold" style:font-weight-asian="bold" style:font-weight-complex="bold" style:text-underline-style="solid"/>
    </style:style>
    <style:style style:family="text" style:name="a6b488f">
      <style:text-properties fo:background-color="transparent" style:text-underline-style="solid"/>
    </style:style>
    <style:style style:family="text" style:name="aa129a4">
      <style:text-properties fo:background-color="transparent" fo:font-style="italic" style:font-style-asian="italic" style:font-style-complex="italic" style:text-underline-style="solid"/>
    </style:style>
    <style:style style:family="text" style:name="a016720">
      <style:text-properties fo:background-color="transparent" style:text-underline-style="solid"/>
    </style:style>
    <style:style style:family="text" style:name="a5db9bb">
      <style:text-properties fo:background-color="transparent" fo:font-size="8.0pt" style:font-name="Times New Roman" style:text-underline-style="solid"/>
    </style:style>
    <style:style style:family="text" style:name="a879dfe">
      <style:text-properties fo:background-color="transparent" fo:font-style="italic" style:font-name="Century"/>
    </style:style>
    <style:style style:family="text" style:name="a135f5b">
      <style:text-properties fo:font-weight="normal" style:font-weight-asian="normal" style:font-weight-complex="normal"/>
    </style:style>
    <style:style style:family="text" style:name="a1bd6f8">
      <style:text-properties fo:font-weight="bold" style:font-weight-asian="bold" style:font-weight-complex="bold"/>
    </style:style>
    <style:style style:family="text" style:name="a008a87">
      <style:text-properties fo:font-size="18.0pt" fo:font-style="italic" style:font-size-asian="18.0pt" style:font-style-asian="italic" style:font-style-complex="italic"/>
    </style:style>
    <style:style style:family="text" style:name="ae29dbc">
      <style:text-properties fo:color="#0000ff" fo:font-size="18.0pt" fo:font-style="italic" style:font-size-asian="18.0pt" style:font-style-asian="italic" style:font-style-complex="italic"/>
    </style:style>
    <style:style style:family="text" style:name="a408a00">
      <style:text-properties fo:color="#0000ff" fo:font-size="18.0pt" fo:font-weight="bold" style:font-size-asian="18.0pt" style:font-weight-asian="bold" style:font-weight-complex="bold"/>
    </style:style>
    <style:style style:family="text" style:name="a908d54">
      <style:text-properties fo:font-size="18.0pt" fo:font-weight="bold" style:font-size-asian="18.0pt" style:font-weight-asian="bold" style:font-weight-complex="bold"/>
    </style:style>
    <style:style style:family="text" style:name="aada792">
      <style:text-properties fo:font-size="18.0pt" style:font-size-asian="18.0pt"/>
    </style:style>
    <style:style style:family="text" style:name="a8018bc">
      <style:text-properties fo:font-weight="bold" style:font-weight-asian="bold" style:font-weight-complex="bold"/>
    </style:style>
    <style:style style:family="paragraph" style:name="acde3c1" style:parent-style-name="Default_20_Text">
      <style:text-properties fo:background-color="transparent" fo:font-size="16.0pt" fo:font-style="italic" fo:font-weight="bold" style:font-name="Times New Roman1" style:font-style-asian="italic" style:font-style-complex="italic" style:font-weight-asian="bold" style:font-weight-complex="bold"/>
    </style:style>
    <style:style style:family="paragraph" style:name="a26064a" style:parent-style-name="Default_20_Text">
      <style:text-properties fo:background-color="transparent" fo:font-size="16.0pt" fo:font-style="italic" fo:font-weight="bold" style:font-name="Times New Roman1" style:font-style-asian="italic" style:font-style-complex="italic"/>
    </style:style>
    <style:style style:family="text" style:name="afb3253">
      <style:text-properties fo:background-color="transparent" fo:font-size="13.0pt" fo:font-style="normal" style:font-name="Times New Roman"/>
    </style:style>
    <style:style style:family="text" style:name="ac854bd">
      <style:text-properties fo:background-color="transparent" fo:font-size="20.0pt" style:text-underline-style="solid"/>
    </style:style>
    <style:style style:family="text" style:name="adfab7b">
      <style:text-properties fo:background-color="transparent" fo:font-size="20.0pt" fo:font-weight="bold" style:font-weight-asian="bold" style:font-weight-complex="bold" style:text-underline-style="solid"/>
    </style:style>
    <style:style style:family="text" style:name="a9b4d32">
      <style:text-properties fo:background-color="transparent" fo:font-size="20.0pt" fo:font-style="italic" fo:font-weight="bold" style:font-style-asian="italic" style:font-style-complex="italic" style:font-weight-asian="bold" style:font-weight-complex="bold" style:text-underline-style="solid"/>
    </style:style>
    <style:style style:family="text" style:name="acc1870">
      <style:text-properties fo:background-color="transparent" fo:font-style="italic" fo:font-weight="bold" style:font-style-asian="italic" style:font-style-complex="italic" style:font-weight-asian="bold" style:font-weight-complex="bold" style:text-underline-style="solid"/>
    </style:style>
    <style:style style:family="text" style:name="a6891c8">
      <style:text-properties fo:background-color="transparent" fo:font-weight="bold" style:font-weight-asian="bold" style:font-weight-complex="bold" style:text-underline-style="solid"/>
    </style:style>
    <style:style style:family="text" style:name="a9b7414">
      <style:text-properties fo:font-weight="bold" style:font-weight-asian="bold" style:font-weight-complex="bold"/>
    </style:style>
  </office:automatic-styles>
  <office:body>
    <office:text>
      <text:p text:style-name="a26064a">Featured Text</text:p>
      <text:p text:style-name="acde3c1"/>
      <text:p text:style-name="Default_20_Text"><text:span text:style-name="a8018bc">Task1.</text:span><text:span text:style-name="aada792">ch</text:span><text:span text:style-name="a908d54">a</text:span><text:span text:style-name="a408a00">n</text:span><text:span text:style-name="ae29dbc">g</text:span><text:span text:style-name="a008a87">e</text:span><text:s/>“bold” to bold font.</text:p>
      <text:p text:style-name="Default_20_Text"/>
      <text:p text:style-name="Default_20_Text"><text:span text:style-name="a1bd6f8">Task2.</text:span><text:span text:style-name="a135f5b">d</text:span>elete<text:s/><text:span text:style-name="a879dfe">next</text:span><text:s/>paragraph</text:p>
      <text:p text:style-name="Default_20_Text"><text:span text:style-name="a5db9bb">Hello [delete]</text:span><text:span text:style-name="a016720">, I<text:s/></text:span><text:span text:style-name="aa129a4">will</text:span><text:span text:style-name="a6b488f"><text:s/>be<text:s/></text:span><text:span text:style-name="a73405a">delete</text:span></text:p>
      <text:p text:style-name="a2c23d3">indeed<text:s/><text:s text:c="2"/>delete</text:p>
      <text:p text:style-name="a6e76aa"><text:span text:style-name="afb3253">diff</text:span><text:span text:style-name="ac054f6">erent span in one single word</text:span><text:s/><text:span text:style-name="aa9a85c">de</text:span><text:span text:style-name="a89a477">le</text:span>te indeed</text:p>
      <text:p text:style-name="ab67192"><text:span text:style-name="a356615">He</text:span><text:span text:style-name="ac854bd">llo</text:span><text:span text:style-name="adfab7b"><text:s/></text:span><text:span text:style-name="a9b4d32">de</text:span><text:span text:style-name="acc1870">le</text:span><text:span text:style-name="a6891c8">te</text:span><text:span text:style-name="af9fac1"> th</text:span>is w<text:span text:style-name="a47154b">ord<text:s/></text:span><text:span text:style-name="a028cc6">d</text:span><text:span text:style-name="a0a47f3">e</text:span><text:span text:style-name="afe4b12">le</text:span><text:span text:style-name="ad93698">te true</text:span><text:span text:style-name="a970c64"><text:s/></text:span><text:span text:style-name="afa54a4">de</text:span><text:span text:style-name="a75812c">l</text:span><text:span text:style-name="ac0979c">et</text:span>e<text:s/><text:s/>indeed</text:p>
      <text:p text:style-name="Default_20_Text"><text:span text:style-name="a1d3d53">Task3.</text:span>turn “red” to red.</text:p>
      <text:p text:style-name="Default_20_Text"/>
      <text:p text:style-name="Default_20_Text"><text:span text:style-name="a4df83e">Task4</text:span>.Delete the repeated item in the following set</text:p>
      <text:p text:style-name="Default_20_Text">{1,2,1,3,4,2,4,5,2,6,8,7,3,9,0}</text:p>
      <text:p text:style-name="Default_20_Text"/>
      <text:p text:style-name="a8e6755"><text:span text:style-name="a9b7414">Ta</text:span><text:span text:style-name="aabb387">sk5.</text:span>Change the ODFDOM to Odf Toolkit, and bold them.</text:p>
      <text:p text:style-name="Default_20_Text"/>
      <text:p text:style-name="Default_20_Text">The ODFDOM provides a home for libraries that ease the development of applications that support ODF , the unique vendor neutral open standard for office documents. The ODFDOM further provides a home for tools that process ODF or check ODF conformance.</text:p>
      <text:p text:style-name="Default_20_Text"/>
      <text:p text:style-name="Default_20_Text">The range of projects that are available in the ODFDOM goes from small tools that simplify using ODF in the software development process, over an ODF validation tool up to large ODF Java and .NET libraries that can be used within other projects. And this is just the start. Developers are invited to freely host their open source ODF libraries and tools within the ODFDOM, to join the existing projects, and to collaborate with ODF developers everywhere.</text:p>
      <text:p text:style-name="Default_20_Text"/>
      <text:p text:style-name="Default_20_Text">The ODFDOM provides Mercurial for hosting your code, forums, mailing lists, wikis, an issue tracking system, and personalized home pages. More will come.</text:p>
      <text:p text:style-name="Default_20_Text"/>
      <text:p text:style-name="Default_20_Text">&lt;%NAME%&gt;</text:p>
      <text:p text:style-name="Default_20_Text">&lt;%PHONE%&gt;</text:p>
      <text:p text:style-name="Default_20_Text">&lt;%ADDRESS%&gt;</text:p>
      <text:p text:style-name="Default_20_Text"/>
      <text:p text:style-name="Default_20_Text">&lt;%HE%LLO%&gt;<text:s/><text:s text:c="2"/>&lt;%WORLD%&gt;</text:p>
      <text:p text:style-name="Default_20_Text"/>
      <text:p text:style-name="Default_20_Text">This is a paragraph containing multiple<text:s/><text:s text:c="5"/>spaces between some<text:s/><text:s/>words,<text:s/>and not between some others.</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css3t="http://www.w3.org/TR/css3-text/"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ooo="http://openoffice.org/2009/office" xmlns:ooo="http://openoffice.org/2004/office" xmlns:oooc="http://openoffice.org/2004/calc" xmlns:ooow="http://openoffice.org/2004/writer" xmlns:presentation="urn:oasis:names:tc:opendocument:xmlns:presentation:1.0" xmlns:rpt="http://openoffice.org/2005/report" xmlns:script="urn:oasis:names:tc:opendocument:xmlns:script:1.0" xmlns:smil="urn:oasis:names:tc:opendocument:xmlns:smil-compatible: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ml="http://www.w3.org/XML/1998/namespace" office:version="1.2">
  <office:font-face-decls>
    <style:font-face style:name="Tahoma1" svg:font-family="Tahoma"/>
    <style:font-face style:font-pitch="variable" style:name="Arial1" svg:font-family="Arial"/>
    <style:font-face style:font-pitch="variable" style:name="Tahoma" svg:font-family="Tahoma"/>
    <style:font-face style:font-family-generic="roman" style:font-pitch="variable" style:name="Arial" svg:font-family="Arial"/>
    <style:font-face style:font-family-generic="roman" style:font-pitch="variable" style:name="Bell MT" svg:font-family="'Bell MT'"/>
    <style:font-face style:font-family-generic="roman" style:font-pitch="variable" style:name="Century" svg:font-family="Century"/>
    <style:font-face style:font-family-generic="roman" style:font-pitch="variable" style:name="Times New Roman1" svg:font-family="'Times New Roman'"/>
    <style:font-face style:font-family-generic="roman" style:font-pitch="variable" style:name="Times New Roman" svg:font-family="'Times New Roman'"/>
    <style:font-face style:font-family-generic="swiss" style:font-pitch="variable" style:name="Calibri" svg:font-family="Calibri"/>
    <style:font-face style:font-family-generic="swiss" style:font-pitch="variable" style:name="Arial" svg:font-family="Arial"/>
    <style:font-face style:font-family-generic="roman" style:font-pitch="variable" style:name="Times New Roman" svg:font-family="Times New Roman" svg:panose-1="2 2 6 3 5 4 5 2 3 4"/>
    <style:font-face style:font-family-generic="swiss" style:font-pitch="variable" style:name="Calibri" svg:font-family="Calibri" svg:panose-1="2 15 5 2 2 2 4 3 2 4"/>
  </office:font-face-decls>
  <office:styles>
    <style:default-style style:family="paragraph">
      <style:paragraph-properties/>
      <style:text-properties fo:country="US" fo:font-size="12.0pt" fo:language="en" style:font-name="Arial" style:font-name-asian="Arial1" style:font-name-complex="Tahoma" style:font-size-asian="12.0pt" style:use-window-font-color="true"/>
    </style:default-style>
    <style:style style:display-name="Default Text" style:family="paragraph" style:name="Default_20_Text" style:parent-style-name="default_paragraph_style"/>
    <style:style style:family="paragraph" style:name="Standard" style:parent-style-name="default_paragraph_style"/>
    <style:style style:display-name="Text Body Single" style:family="paragraph" style:name="Text_20_Body_20_Single" style:parent-style-name="Default_20_Text">
      <style:paragraph-properties fo:margin-bottom="2.12mm" fo:margin-top="0.0mm"/>
    </style:style>
    <style:style style:family="paragraph" style:name="List" style:parent-style-name="Text_20_Body_20_Single">
      <style:text-properties style:font-name-complex="Tahoma1"/>
    </style:style>
    <style:style style:family="paragraph" style:name="Index" style:parent-style-name="Default_20_Text">
      <style:text-properties style:font-name-complex="Tahoma1"/>
    </style:style>
    <style:style style:display-name="Text body" style:family="paragraph" style:name="Text_20_body" style:parent-style-name="Standard">
      <style:paragraph-properties fo:margin-bottom="2.12mm" fo:margin-top="0.0mm"/>
    </style:style>
    <style:style style:family="paragraph" style:name="Caption" style:parent-style-name="Default_20_Text">
      <style:paragraph-properties fo:margin-bottom="2.12mm" fo:margin-top="2.12mm"/>
      <style:text-properties fo:font-size="10.0pt" fo:font-style="italic" style:font-name-complex="Tahoma1" style:font-size-asian="10.0pt" style:font-style-asian="italic" style:font-style-complex="italic"/>
    </style:style>
    <style:default-style style:family="graphic">
      <style:graphic-properties draw:fill="solid" draw:fill-color="#99ccff"/>
      <style:text-properties fo:country="US" fo:font-size="12.0pt" fo:language="en" style:font-name="Arial" style:font-name-asian="Arial1" style:font-name-complex="Tahoma" style:font-size-asian="12.0pt" style:use-window-font-color="true"/>
    </style:default-style>
  </office: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meta>
    <meta:generator>StarOffice/8$Win32 OpenOffice.org_project/680m18$Build-9161</meta:generator>
    <dc:date>2022-03-03T17:08:02</dc:date>
    <meta:editing-cycles>2</meta:editing-cycles>
    <meta:editing-duration>PT0.007S</meta:editing-duration>
  </office:meta>
</office:document-meta>
</file>